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777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OpenCV part 2</text:p>
          </draw:text-box>
        </draw:frame>
        <draw:frame presentation:style-name="pr2" draw:layer="layout" svg:width="25.199cm" svg:height="13.609cm" svg:x="1.4cm" svg:y="5.039cm" presentation:class="subtitle">
          <draw:text-box>
            <text:p>OR</text:p>
            <text:p/>
            <text:p>What I've done with OpenCV in the last three year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Adgend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Review what I talked about in 2007</text:p>
              </text:list-item>
              <text:list-item>
                <text:p>What has happened to OpenCV since then</text:p>
              </text:list-item>
              <text:list-item>
                <text:p>The Camera</text:p>
              </text:list-item>
              <text:list-item>
                <text:p>Histograms</text:p>
              </text:list-item>
              <text:list-item>
                <text:p>Color finding using thresholds</text:p>
              </text:list-item>
              <text:list-item>
                <text:p>Noise reductions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Review 2007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Loading and showing an Image</text:p>
              </text:list-item>
              <text:list-item>
                <text:p>Spliting an image into parts (RGB or Sat, Lum, Hue)</text:p>
              </text:list-item>
              <text:list-item>
                <text:p>Thresholding</text:p>
              </text:list-item>
              <text:list-item>
                <text:p>Bit manipulations I.E. AND, OR, XOR, NOT.</text:p>
              </text:list-item>
              <text:list-item>
                <text:p>A little bit of contor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OpenCV since 2007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ilows Garage "took it over"</text:p>
              </text:list-item>
              <text:list-item>
                <text:p>A book was written for it</text:p>
              </text:list-item>
              <text:list-item>
                <text:p>Release 2.0</text:p>
              </text:list-item>
              <text:list-item>
                <text:p>Release 2.1</text:p>
              </text:list-item>
              <text:list-item>
                <text:p>I'm still using 1.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Camera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 text:c="2"/>IplImage *theImageFromTheCamera;</text:p>
              </text:list-item>
              <text:list-item>
                <text:p><text:s text:c="2"/>CvCapture* capture;</text:p>
              </text:list-item>
              <text:list-item>
                <text:p/>
              </text:list-item>
              <text:list-item>
                <text:p><text:s text:c="4"/>cvGrabFrame(capture );</text:p>
              </text:list-item>
              <text:list-item>
                <text:p><text:s text:c="4"/>theImageFromTheCamera = cvRetrieveFrame( capture 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Histogram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chart with a bunch of "buckets"</text:p>
              </text:list-item>
              <text:list-item>
                <text:p>11, 6, 2, 19, 15, 2, 1, 1, 14, 14, 13, 9, 12, 7, 2, 12, 12, 17, 6, 0, 13, 1, 6, 19, 10, 10, 10, 17</text:p>
              </text:list-item>
            </text:list>
          </draw:text-box>
        </draw:frame>
        <draw:frame draw:style-name="gr2" draw:layer="layout" svg:width="22.5cm" svg:height="7.986cm" svg:x="3.5cm" svg:y="10.51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mapairing Histograms</text:p>
          </draw:text-box>
        </draw:frame>
        <draw:frame presentation:style-name="pr5" draw:layer="layout" svg:width="25.199cm" svg:height="13.609cm" svg:x="1.301cm" svg:y="4.891cm" presentation:class="outline" presentation:user-transformed="true">
          <draw:text-box>
            <text:list text:style-name="L2">
              <text:list-item>
                <text:p>Find all the items in the image from the sample histogram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">11</text:span>, 6, 2, 19, <text:span text:style-name="T1">15</text:span>, 2, 1, 1, <text:span text:style-name="T1">14, 14, 13</text:span>, 9, <text:span text:style-name="T1">12</text:span>, 7, 2, <text:span text:style-name="T1">12, 12</text:span>, 17, 6, 0, <text:span text:style-name="T1">13</text:span>, 1, 6, 19, 10, 10, 10, 17</text:p>
              </text:list-item>
            </text:list>
          </draw:text-box>
        </draw:frame>
        <draw:frame draw:style-name="gr2" draw:layer="layout" svg:width="8.001cm" svg:height="6.986cm" svg:x="2cm" svg:y="7.5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7.999cm" svg:height="6.999cm" svg:x="14.501cm" svg:y="7.00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Histogram's were slow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When I first started to work on this software I was using a old XP machine.</text:p>
              </text:list-item>
              <text:list-item>
                <text:p>The backplane took 1 minute each frame.</text:p>
              </text:list-item>
              <text:list-item>
                <text:p>On this machine it's much faster.</text:p>
              </text:list-item>
              <text:list-item>
                <text:p>However we are going to pretend it's not that fa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Color finding using Thresholds</text:p>
          </draw:text-box>
        </draw:frame>
        <draw:frame presentation:style-name="pr7" draw:text-style-name="P1" draw:layer="layout" svg:width="25.199cm" svg:height="15.975cm" svg:x="1.345cm" svg:y="4.723cm" presentation:class="outline" presentation:user-transformed="true">
          <draw:text-box>
            <text:list text:style-name="L2">
              <text:list-item>
                <text:p text:style-name="P1"><text:span text:style-name="T2">11, 6, 2, 19, 15, 2, 1, 1, 14, 14, 13, 9, 12, 7, 2, 12, 12, 17, 6, 0, 13, 1, 6, 19, 10, 10, 10, 17</text:span></text:p>
              </text:list-item>
              <text:list-item>
                <text:p text:style-name="P1"><text:span text:style-name="T2">I want 11-15.</text:span></text:p>
              </text:list-item>
              <text:list-item>
                <text:p text:style-name="P1"><text:span text:style-name="T2">Threshold 15 and below:</text:span></text:p>
              </text:list-item>
              <text:list-item>
                <text:p text:style-name="P1"><text:span text:style-name="T2"><text:s/></text:span><text:span text:style-name="T3">11, 6, 2</text:span><text:span text:style-name="T2">, 19, </text:span><text:span text:style-name="T3">15, 2, 1, 1, 14, 14, 13, 9, 12, 7, 2, 12, 12,</text:span><text:span text:style-name="T2"> 17, </text:span><text:span text:style-name="T3">6, 0, 13, 1, 6</text:span><text:span text:style-name="T2">, 19, </text:span><text:span text:style-name="T3">10, 10, 10</text:span><text:span text:style-name="T2">, 17</text:span></text:p>
              </text:list-item>
              <text:list-item>
                <text:p text:style-name="P1"><text:span text:style-name="T2">Threshold 11 and above:</text:span></text:p>
              </text:list-item>
              <text:list-item>
                <text:p text:style-name="P1"><text:span text:style-name="T3">11</text:span><text:span text:style-name="T2">, 6, 2, </text:span><text:span text:style-name="T3">19, 15</text:span><text:span text:style-name="T2">, 2, 1, 1, </text:span><text:span text:style-name="T3">14, 14, 13</text:span><text:span text:style-name="T2">, 9, </text:span><text:span text:style-name="T3">12</text:span><text:span text:style-name="T2">, 7, 2, </text:span><text:span text:style-name="T3">12, 12, 17,</text:span><text:span text:style-name="T2"> 6, 0, </text:span><text:span text:style-name="T3">13,</text:span><text:span text:style-name="T2"> 1, 6, </text:span><text:span text:style-name="T3">19,</text:span><text:span text:style-name="T2"> 10, 10, 10, </text:span><text:span text:style-name="T3">17</text:span></text:p>
              </text:list-item>
              <text:list-item>
                <text:p text:style-name="P1"><text:span text:style-name="T4">And the two sets</text:span></text:p>
              </text:list-item>
              <text:list-item>
                <text:p text:style-name="P1"><text:span text:style-name="T4"><text:s/></text:span><text:span text:style-name="T3">11,</text:span><text:span text:style-name="T4"> 6, 2, 19, </text:span><text:span text:style-name="T3">15,</text:span><text:span text:style-name="T4"> 2, 1, 1, </text:span><text:span text:style-name="T3">14, 14, 13, </text:span><text:span text:style-name="T4">9,</text:span><text:span text:style-name="T3"> 12, </text:span><text:span text:style-name="T4">7, 2,</text:span><text:span text:style-name="T3"> 12, 12,</text:span><text:span text:style-name="T4"> 17, 6, 0,</text:span><text:span text:style-name="T3"> 13, </text:span><text:span text:style-name="T4">1, 6, 19,</text:span><text:span text:style-name="T3"> 10, 10, 10,</text:span><text:span text:style-name="T4"> 17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Threshol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vThreshold(originalHue,theWorkingMask1,</text:p>
              </text:list-item>
              <text:list-item>
                <text:p>maxHue,255,CV_THRESH_BINARY);</text:p>
              </text:list-item>
              <text:list-item>
                <text:p>cvThreshold(originalHue,theWorkingMask2,</text:p>
              </text:list-item>
              <text:list-item>
                <text:p>minHue,255,CV_THRESH_BINARY);</text:p>
              </text:list-item>
              <text:list-item>
                <text:p/>
              </text:list-item>
              <text:list-item>
                <text:p><text:s text:c="2"/>cvNot(theWorkingMask1,theWorkingMask3);</text:p>
              </text:list-item>
              <text:list-item>
                <text:p><text:s text:c="2"/>cvAnd(theWorkingMask2, theWorkingMask3, destMask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ow Do this using Hue channel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how the demo here, Ji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Getting Rid of Nois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vErode(theMask,theRed,0,2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Next Step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Finding the location of objects in the world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0H44M17S</meta:editing-duration>
    <meta:editing-cycles>9</meta:editing-cycles>
    <meta:generator>OpenOffice.org/3.2$Win32 OpenOffice.org_project/320m18$Build-9502</meta:generator>
    <dc:date>2010-10-15T14:36:13.24</dc:date>
    <dc:creator>Jim Wright</dc:creator>
    <meta:document-statistic meta:object-count="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01cm" svg:height="7.987cm" xlink:href="." chart:class="chart:bar" chart:style-name="ch1">
        <chart:legend chart:legend-position="end" svg:x="20.396cm" svg:y="3.685cm" chart:style-name="ch2"/>
        <chart:plot-area chart:style-name="ch3" chart:data-source-has-labels="both" svg:x="0.45cm" svg:y="0.159cm" svg:width="19.497cm" svg:height="7.51cm">
          <chart:axis chart:dimension="x" chart:name="primary-x" chart:style-name="ch4">
            <chart:categories table:cell-range-address="local-table.$B$1:.$E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E$2" chart:label-cell-address="local-table.$A$2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5</text:p>
              </table:table-cell>
              <table:table-cell office:value-type="string">
                <text:p>6-10</text:p>
              </table:table-cell>
              <table:table-cell office:value-type="string">
                <text:p>11-15</text:p>
              </table:table-cell>
              <table:table-cell office:value-type="string">
                <text:p>16-20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002cm" svg:height="6.987cm" xlink:href="." chart:class="chart:bar" chart:style-name="ch1">
        <chart:title svg:x="2.122cm" svg:y="0.14cm" chart:style-name="ch2">
          <text:p>Histogram of Image</text:p>
        </chart:title>
        <chart:legend chart:legend-position="end" svg:x="6.187cm" svg:y="3.185cm" chart:style-name="ch3"/>
        <chart:plot-area chart:style-name="ch4" chart:data-source-has-labels="both" svg:x="0.16cm" svg:y="0.782cm" svg:width="5.868cm" svg:height="5.927cm">
          <chart:axis chart:dimension="x" chart:name="primary-x" chart:style-name="ch5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5</text:p>
              </table:table-cell>
              <table:table-cell office:value-type="string">
                <text:p>6-10</text:p>
              </table:table-cell>
              <table:table-cell office:value-type="string">
                <text:p>11-15</text:p>
              </table:table-cell>
              <table:table-cell office:value-type="string">
                <text:p>16-20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cm" svg:height="7cm" xlink:href="." chart:class="chart:bar" chart:style-name="ch1">
        <chart:title svg:x="2.002cm" svg:y="0.141cm" chart:style-name="ch2">
          <text:p>Histogram of Sample</text:p>
        </chart:title>
        <chart:legend chart:legend-position="end" svg:x="6.768cm" svg:y="3.192cm" chart:style-name="ch3"/>
        <chart:plot-area chart:style-name="ch4" chart:data-source-has-labels="both" svg:x="0.16cm" svg:y="0.784cm" svg:width="6.448cm" svg:height="5.936cm">
          <chart:axis chart:dimension="x" chart:name="primary-x" chart:style-name="ch5"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-10</text:p>
              </table:table-cell>
              <table:table-cell office:value-type="string">
                <text:p>11-15</text:p>
              </table:table-cell>
              <table:table-cell office:value-type="string">
                <text:p>16-20</text:p>
              </table:table-cell>
            </table:table-row>
          </table:table-header-rows>
          <table:table-rows>
            <table:table-row>
              <table:table-cell office:value-type="string">
                <text:p>0-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